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5655868" calcext:value-type="float">
            <text:p>0.632566</text:p>
          </table:table-cell>
          <table:table-cell office:value-type="float" office:value="0.642271522032" calcext:value-type="float">
            <text:p>0.642272</text:p>
          </table:table-cell>
          <table:table-cell office:value-type="float" office:value="0.636859286784" calcext:value-type="float">
            <text:p>0.636859</text:p>
          </table:table-cell>
          <table:table-cell office:value-type="float" office:value="0.641151989856" calcext:value-type="float">
            <text:p>0.641152</text:p>
          </table:table-cell>
          <table:table-cell office:value-type="float" office:value="0.644511583296" calcext:value-type="float">
            <text:p>0.644512</text:p>
          </table:table-cell>
          <table:table-cell office:value-type="float" office:value="0.622673229024" calcext:value-type="float">
            <text:p>0.622673</text:p>
          </table:table-cell>
          <table:table-cell office:value-type="float" office:value="0.642831786576" calcext:value-type="float">
            <text:p>0.642832</text:p>
          </table:table-cell>
          <table:table-cell office:value-type="float" office:value="0.623980180656" calcext:value-type="float">
            <text:p>0.623980</text:p>
          </table:table-cell>
          <table:table-cell office:value-type="float" office:value="0.642085099488" calcext:value-type="float">
            <text:p>0.642085</text:p>
          </table:table-cell>
          <table:table-cell office:value-type="float" office:value="0.6325655868" calcext:value-type="float">
            <text:p>0.632566</text:p>
          </table:table-cell>
          <table:table-cell office:value-type="float" office:value="0.6616105524" calcext:value-type="float">
            <text:p>0.661611</text:p>
          </table:table-cell>
          <table:table-cell office:value-type="float" office:value="0.65008420848" calcext:value-type="float">
            <text:p>0.650084</text:p>
          </table:table-cell>
          <table:table-cell office:value-type="float" office:value="0.63893019456" calcext:value-type="float">
            <text:p>0.638930</text:p>
          </table:table-cell>
          <table:table-cell office:value-type="float" office:value="0.64525086864" calcext:value-type="float">
            <text:p>0.645251</text:p>
          </table:table-cell>
          <table:table-cell office:value-type="float" office:value="0.63242385192" calcext:value-type="float">
            <text:p>0.632424</text:p>
          </table:table-cell>
          <table:table-cell office:value-type="float" office:value="0.64487953152" calcext:value-type="float">
            <text:p>0.644880</text:p>
          </table:table-cell>
          <table:table-cell office:value-type="float" office:value="0.613277154" calcext:value-type="float">
            <text:p>0.613277</text:p>
          </table:table-cell>
          <table:table-cell office:value-type="float" office:value="0.62108416944" calcext:value-type="float">
            <text:p>0.621084</text:p>
          </table:table-cell>
          <table:table-cell office:value-type="float" office:value="0.62889217776" calcext:value-type="float">
            <text:p>0.628892</text:p>
          </table:table-cell>
          <table:table-cell office:value-type="float" office:value="0.64432153296" calcext:value-type="float">
            <text:p>0.644322</text:p>
          </table:table-cell>
          <table:table-cell table:formula="of:=AVERAGE([.B2:.U2])" office:value-type="float" office:value="0.6371125046496" calcext:value-type="float">
            <text:p>0.637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877160672" calcext:value-type="float">
            <text:p>0.738772</text:p>
          </table:table-cell>
          <table:table-cell office:value-type="float" office:value="0.766209615696" calcext:value-type="float">
            <text:p>0.766210</text:p>
          </table:table-cell>
          <table:table-cell office:value-type="float" office:value="0.78562148616" calcext:value-type="float">
            <text:p>0.785621</text:p>
          </table:table-cell>
          <table:table-cell office:value-type="float" office:value="0.765462928608" calcext:value-type="float">
            <text:p>0.765463</text:p>
          </table:table-cell>
          <table:table-cell office:value-type="float" office:value="0.767702989872" calcext:value-type="float">
            <text:p>0.767703</text:p>
          </table:table-cell>
          <table:table-cell office:value-type="float" office:value="0.780581099088" calcext:value-type="float">
            <text:p>0.780581</text:p>
          </table:table-cell>
          <table:table-cell office:value-type="float" office:value="0.769195367136" calcext:value-type="float">
            <text:p>0.769195</text:p>
          </table:table-cell>
          <table:table-cell office:value-type="float" office:value="0.761169228624" calcext:value-type="float">
            <text:p>0.761169</text:p>
          </table:table-cell>
          <table:table-cell office:value-type="float" office:value="0.7107733332" calcext:value-type="float">
            <text:p>0.710773</text:p>
          </table:table-cell>
          <table:table-cell office:value-type="float" office:value="0.736345122912" calcext:value-type="float">
            <text:p>0.736345</text:p>
          </table:table-cell>
          <table:table-cell office:value-type="float" office:value="0.76627102608" calcext:value-type="float">
            <text:p>0.766271</text:p>
          </table:table-cell>
          <table:table-cell office:value-type="float" office:value="0.75753368208" calcext:value-type="float">
            <text:p>0.757534</text:p>
          </table:table-cell>
          <table:table-cell office:value-type="float" office:value="0.77054636736" calcext:value-type="float">
            <text:p>0.770546</text:p>
          </table:table-cell>
          <table:table-cell office:value-type="float" office:value="0.76069401912" calcext:value-type="float">
            <text:p>0.760694</text:p>
          </table:table-cell>
          <table:table-cell office:value-type="float" office:value="0.75902101632" calcext:value-type="float">
            <text:p>0.759021</text:p>
          </table:table-cell>
          <table:table-cell office:value-type="float" office:value="0.74861066952" calcext:value-type="float">
            <text:p>0.748611</text:p>
          </table:table-cell>
          <table:table-cell office:value-type="float" office:value="0.750840678" calcext:value-type="float">
            <text:p>0.750841</text:p>
          </table:table-cell>
          <table:table-cell office:value-type="float" office:value="0.74712333528" calcext:value-type="float">
            <text:p>0.747123</text:p>
          </table:table-cell>
          <table:table-cell office:value-type="float" office:value="0.75809068776" calcext:value-type="float">
            <text:p>0.758091</text:p>
          </table:table-cell>
          <table:table-cell office:value-type="float" office:value="0.78095671416" calcext:value-type="float">
            <text:p>0.780957</text:p>
          </table:table-cell>
          <table:table-cell table:formula="of:=AVERAGE([.B3:.U3])" office:value-type="float" office:value="0.7590760486848" calcext:value-type="float">
            <text:p>0.759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4257807632" calcext:value-type="float">
            <text:p>0.824258</text:p>
          </table:table-cell>
          <table:table-cell office:value-type="float" office:value="0.836203804128" calcext:value-type="float">
            <text:p>0.836204</text:p>
          </table:table-cell>
          <table:table-cell office:value-type="float" office:value="0.8408703492" calcext:value-type="float">
            <text:p>0.840870</text:p>
          </table:table-cell>
          <table:table-cell office:value-type="float" office:value="0.791221140864" calcext:value-type="float">
            <text:p>0.791221</text:p>
          </table:table-cell>
          <table:table-cell office:value-type="float" office:value="0.841803458832" calcext:value-type="float">
            <text:p>0.841803</text:p>
          </table:table-cell>
          <table:table-cell office:value-type="float" office:value="0.846096161904" calcext:value-type="float">
            <text:p>0.846096</text:p>
          </table:table-cell>
          <table:table-cell office:value-type="float" office:value="0.829484617248" calcext:value-type="float">
            <text:p>0.829485</text:p>
          </table:table-cell>
          <table:table-cell office:value-type="float" office:value="0.822578010912" calcext:value-type="float">
            <text:p>0.822578</text:p>
          </table:table-cell>
          <table:table-cell office:value-type="float" office:value="0.816978356208" calcext:value-type="float">
            <text:p>0.816978</text:p>
          </table:table-cell>
          <table:table-cell office:value-type="float" office:value="0.827244555984" calcext:value-type="float">
            <text:p>0.827245</text:p>
          </table:table-cell>
          <table:table-cell office:value-type="float" office:value="0.81609076584" calcext:value-type="float">
            <text:p>0.816091</text:p>
          </table:table-cell>
          <table:table-cell office:value-type="float" office:value="0.79545673368" calcext:value-type="float">
            <text:p>0.795457</text:p>
          </table:table-cell>
          <table:table-cell office:value-type="float" office:value="0.83598212376" calcext:value-type="float">
            <text:p>0.835982</text:p>
          </table:table-cell>
          <table:table-cell office:value-type="float" office:value="0.83505278808" calcext:value-type="float">
            <text:p>0.835053</text:p>
          </table:table-cell>
          <table:table-cell office:value-type="float" office:value="0.82836077688" calcext:value-type="float">
            <text:p>0.828361</text:p>
          </table:table-cell>
          <table:table-cell office:value-type="float" office:value="0.81386075736" calcext:value-type="float">
            <text:p>0.813861</text:p>
          </table:table-cell>
          <table:table-cell office:value-type="float" office:value="0.8186940972" calcext:value-type="float">
            <text:p>0.818694</text:p>
          </table:table-cell>
          <table:table-cell office:value-type="float" office:value="0.83616779232" calcext:value-type="float">
            <text:p>0.836168</text:p>
          </table:table-cell>
          <table:table-cell office:value-type="float" office:value="0.82668777408" calcext:value-type="float">
            <text:p>0.826688</text:p>
          </table:table-cell>
          <table:table-cell office:value-type="float" office:value="0.84843780336" calcext:value-type="float">
            <text:p>0.848438</text:p>
          </table:table-cell>
          <table:table-cell table:formula="of:=AVERAGE([.B4:.U4])" office:value-type="float" office:value="0.8265764837736" calcext:value-type="float">
            <text:p>0.826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08703492" calcext:value-type="float">
            <text:p>0.840870</text:p>
          </table:table-cell>
          <table:table-cell office:value-type="float" office:value="0.847403113536" calcext:value-type="float">
            <text:p>0.847403</text:p>
          </table:table-cell>
          <table:table-cell office:value-type="float" office:value="0.826871710896" calcext:value-type="float">
            <text:p>0.826872</text:p>
          </table:table-cell>
          <table:table-cell office:value-type="float" office:value="0.854122300416" calcext:value-type="float">
            <text:p>0.854122</text:p>
          </table:table-cell>
          <table:table-cell office:value-type="float" office:value="0.845350471728" calcext:value-type="float">
            <text:p>0.845350</text:p>
          </table:table-cell>
          <table:table-cell office:value-type="float" office:value="0.851136548976" calcext:value-type="float">
            <text:p>0.851137</text:p>
          </table:table-cell>
          <table:table-cell office:value-type="float" office:value="0.849829597344" calcext:value-type="float">
            <text:p>0.849830</text:p>
          </table:table-cell>
          <table:table-cell office:value-type="float" office:value="0.838257442848" calcext:value-type="float">
            <text:p>0.838257</text:p>
          </table:table-cell>
          <table:table-cell office:value-type="float" office:value="0.851509394064" calcext:value-type="float">
            <text:p>0.851509</text:p>
          </table:table-cell>
          <table:table-cell office:value-type="float" office:value="0.853935877872" calcext:value-type="float">
            <text:p>0.853936</text:p>
          </table:table-cell>
          <table:table-cell office:value-type="float" office:value="0.84471946776" calcext:value-type="float">
            <text:p>0.844719</text:p>
          </table:table-cell>
          <table:table-cell office:value-type="float" office:value="0.84806547336" calcext:value-type="float">
            <text:p>0.848065</text:p>
          </table:table-cell>
          <table:table-cell office:value-type="float" office:value="0.83821312512" calcext:value-type="float">
            <text:p>0.838213</text:p>
          </table:table-cell>
          <table:table-cell office:value-type="float" office:value="0.81460442448" calcext:value-type="float">
            <text:p>0.814604</text:p>
          </table:table-cell>
          <table:table-cell office:value-type="float" office:value="0.83802745656" calcext:value-type="float">
            <text:p>0.838027</text:p>
          </table:table-cell>
          <table:table-cell office:value-type="float" office:value="0.83858446224" calcext:value-type="float">
            <text:p>0.838584</text:p>
          </table:table-cell>
          <table:table-cell office:value-type="float" office:value="0.8341234524" calcext:value-type="float">
            <text:p>0.834123</text:p>
          </table:table-cell>
          <table:table-cell office:value-type="float" office:value="0.85308448176" calcext:value-type="float">
            <text:p>0.853084</text:p>
          </table:table-cell>
          <table:table-cell office:value-type="float" office:value="0.85011080616" calcext:value-type="float">
            <text:p>0.850111</text:p>
          </table:table-cell>
          <table:table-cell office:value-type="float" office:value="0.8478798048" calcext:value-type="float">
            <text:p>0.847880</text:p>
          </table:table-cell>
          <table:table-cell table:formula="of:=AVERAGE([.B5:.U5])" office:value-type="float" office:value="0.843334988076" calcext:value-type="float">
            <text:p>0.843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9563397568" calcext:value-type="float">
            <text:p>0.839563</text:p>
          </table:table-cell>
          <table:table-cell office:value-type="float" office:value="0.84422994264" calcext:value-type="float">
            <text:p>0.844230</text:p>
          </table:table-cell>
          <table:table-cell office:value-type="float" office:value="0.852069658608" calcext:value-type="float">
            <text:p>0.852070</text:p>
          </table:table-cell>
          <table:table-cell office:value-type="float" office:value="0.83079156888" calcext:value-type="float">
            <text:p>0.830792</text:p>
          </table:table-cell>
          <table:table-cell office:value-type="float" office:value="0.82705813344" calcext:value-type="float">
            <text:p>0.827058</text:p>
          </table:table-cell>
          <table:table-cell office:value-type="float" office:value="0.85468256496" calcext:value-type="float">
            <text:p>0.854683</text:p>
          </table:table-cell>
          <table:table-cell office:value-type="float" office:value="0.841056771744" calcext:value-type="float">
            <text:p>0.841057</text:p>
          </table:table-cell>
          <table:table-cell office:value-type="float" office:value="0.858975268032" calcext:value-type="float">
            <text:p>0.858975</text:p>
          </table:table-cell>
          <table:table-cell office:value-type="float" office:value="0.851136548976" calcext:value-type="float">
            <text:p>0.851137</text:p>
          </table:table-cell>
          <table:table-cell office:value-type="float" office:value="0.848896487712" calcext:value-type="float">
            <text:p>0.848896</text:p>
          </table:table-cell>
          <table:table-cell office:value-type="float" office:value="0.85736081592" calcext:value-type="float">
            <text:p>0.857361</text:p>
          </table:table-cell>
          <table:table-cell office:value-type="float" office:value="0.85271314464" calcext:value-type="float">
            <text:p>0.852713</text:p>
          </table:table-cell>
          <table:table-cell office:value-type="float" office:value="0.84992414472" calcext:value-type="float">
            <text:p>0.849924</text:p>
          </table:table-cell>
          <table:table-cell office:value-type="float" office:value="0.8099567532" calcext:value-type="float">
            <text:p>0.809957</text:p>
          </table:table-cell>
          <table:table-cell office:value-type="float" office:value="0.8441614692" calcext:value-type="float">
            <text:p>0.844161</text:p>
          </table:table-cell>
          <table:table-cell office:value-type="float" office:value="0.84843780336" calcext:value-type="float">
            <text:p>0.848438</text:p>
          </table:table-cell>
          <table:table-cell office:value-type="float" office:value="0.8475074748" calcext:value-type="float">
            <text:p>0.847507</text:p>
          </table:table-cell>
          <table:table-cell office:value-type="float" office:value="0.85531548312" calcext:value-type="float">
            <text:p>0.855315</text:p>
          </table:table-cell>
          <table:table-cell office:value-type="float" office:value="0.84825114192" calcext:value-type="float">
            <text:p>0.848251</text:p>
          </table:table-cell>
          <table:table-cell office:value-type="float" office:value="0.83654012232" calcext:value-type="float">
            <text:p>0.836540</text:p>
          </table:table-cell>
          <table:table-cell table:formula="of:=AVERAGE([.B6:.U6])" office:value-type="float" office:value="0.844931434788" calcext:value-type="float">
            <text:p>0.844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9456752256" calcext:value-type="float">
            <text:p>0.849457</text:p>
          </table:table-cell>
          <table:table-cell office:value-type="float" office:value="0.848710065168" calcext:value-type="float">
            <text:p>0.848710</text:p>
          </table:table-cell>
          <table:table-cell office:value-type="float" office:value="0.847776955536" calcext:value-type="float">
            <text:p>0.847777</text:p>
          </table:table-cell>
          <table:table-cell office:value-type="float" office:value="0.851509394064" calcext:value-type="float">
            <text:p>0.851509</text:p>
          </table:table-cell>
          <table:table-cell office:value-type="float" office:value="0.855429252048" calcext:value-type="float">
            <text:p>0.855429</text:p>
          </table:table-cell>
          <table:table-cell office:value-type="float" office:value="0.851136548976" calcext:value-type="float">
            <text:p>0.851137</text:p>
          </table:table-cell>
          <table:table-cell office:value-type="float" office:value="0.843296833008" calcext:value-type="float">
            <text:p>0.843297</text:p>
          </table:table-cell>
          <table:table-cell office:value-type="float" office:value="0.850016019888" calcext:value-type="float">
            <text:p>0.850016</text:p>
          </table:table-cell>
          <table:table-cell office:value-type="float" office:value="0.856922626224" calcext:value-type="float">
            <text:p>0.856923</text:p>
          </table:table-cell>
          <table:table-cell office:value-type="float" office:value="0.857855735856" calcext:value-type="float">
            <text:p>0.857856</text:p>
          </table:table-cell>
          <table:table-cell office:value-type="float" office:value="0.846206802" calcext:value-type="float">
            <text:p>0.846207</text:p>
          </table:table-cell>
          <table:table-cell office:value-type="float" office:value="0.85550115168" calcext:value-type="float">
            <text:p>0.855501</text:p>
          </table:table-cell>
          <table:table-cell office:value-type="float" office:value="0.854944146" calcext:value-type="float">
            <text:p>0.854944</text:p>
          </table:table-cell>
          <table:table-cell office:value-type="float" office:value="0.8532711432" calcext:value-type="float">
            <text:p>0.853271</text:p>
          </table:table-cell>
          <table:table-cell office:value-type="float" office:value="0.84880914048" calcext:value-type="float">
            <text:p>0.848809</text:p>
          </table:table-cell>
          <table:table-cell office:value-type="float" office:value="0.8515981404" calcext:value-type="float">
            <text:p>0.851598</text:p>
          </table:table-cell>
          <table:table-cell office:value-type="float" office:value="0.85029647472" calcext:value-type="float">
            <text:p>0.850296</text:p>
          </table:table-cell>
          <table:table-cell office:value-type="float" office:value="0.84732180624" calcext:value-type="float">
            <text:p>0.847322</text:p>
          </table:table-cell>
          <table:table-cell office:value-type="float" office:value="0.846206802" calcext:value-type="float">
            <text:p>0.846207</text:p>
          </table:table-cell>
          <table:table-cell office:value-type="float" office:value="0.85550115168" calcext:value-type="float">
            <text:p>0.855501</text:p>
          </table:table-cell>
          <table:table-cell table:formula="of:=AVERAGE([.B7:.U7])" office:value-type="float" office:value="0.8510883470712" calcext:value-type="float">
            <text:p>0.851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3749455328" calcext:value-type="float">
            <text:p>0.853749</text:p>
          </table:table-cell>
          <table:table-cell office:value-type="float" office:value="0.840497504112" calcext:value-type="float">
            <text:p>0.840498</text:p>
          </table:table-cell>
          <table:table-cell office:value-type="float" office:value="0.850762706976" calcext:value-type="float">
            <text:p>0.850763</text:p>
          </table:table-cell>
          <table:table-cell office:value-type="float" office:value="0.849829597344" calcext:value-type="float">
            <text:p>0.849830</text:p>
          </table:table-cell>
          <table:table-cell office:value-type="float" office:value="0.84422994264" calcext:value-type="float">
            <text:p>0.844230</text:p>
          </table:table-cell>
          <table:table-cell office:value-type="float" office:value="0.848149800624" calcext:value-type="float">
            <text:p>0.848150</text:p>
          </table:table-cell>
          <table:table-cell office:value-type="float" office:value="0.850389861888" calcext:value-type="float">
            <text:p>0.850390</text:p>
          </table:table-cell>
          <table:table-cell office:value-type="float" office:value="0.855429252048" calcext:value-type="float">
            <text:p>0.855429</text:p>
          </table:table-cell>
          <table:table-cell office:value-type="float" office:value="0.853375613328" calcext:value-type="float">
            <text:p>0.853376</text:p>
          </table:table-cell>
          <table:table-cell office:value-type="float" office:value="0.85673620368" calcext:value-type="float">
            <text:p>0.856736</text:p>
          </table:table-cell>
          <table:table-cell office:value-type="float" office:value="0.84973847616" calcext:value-type="float">
            <text:p>0.849738</text:p>
          </table:table-cell>
          <table:table-cell office:value-type="float" office:value="0.85977748584" calcext:value-type="float">
            <text:p>0.859777</text:p>
          </table:table-cell>
          <table:table-cell office:value-type="float" office:value="0.85029647472" calcext:value-type="float">
            <text:p>0.850296</text:p>
          </table:table-cell>
          <table:table-cell office:value-type="float" office:value="0.85271314464" calcext:value-type="float">
            <text:p>0.852713</text:p>
          </table:table-cell>
          <table:table-cell office:value-type="float" office:value="0.84862347192" calcext:value-type="float">
            <text:p>0.848623</text:p>
          </table:table-cell>
          <table:table-cell office:value-type="float" office:value="0.84880914048" calcext:value-type="float">
            <text:p>0.848809</text:p>
          </table:table-cell>
          <table:table-cell office:value-type="float" office:value="0.8478798048" calcext:value-type="float">
            <text:p>0.847880</text:p>
          </table:table-cell>
          <table:table-cell office:value-type="float" office:value="0.86200749432" calcext:value-type="float">
            <text:p>0.862007</text:p>
          </table:table-cell>
          <table:table-cell office:value-type="float" office:value="0.84509080488" calcext:value-type="float">
            <text:p>0.845091</text:p>
          </table:table-cell>
          <table:table-cell office:value-type="float" office:value="0.85550115168" calcext:value-type="float">
            <text:p>0.855501</text:p>
          </table:table-cell>
          <table:table-cell table:formula="of:=AVERAGE([.B8:.U8])" office:value-type="float" office:value="0.8511793693704" calcext:value-type="float">
            <text:p>0.851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0576284432" calcext:value-type="float">
            <text:p>0.850576</text:p>
          </table:table-cell>
          <table:table-cell office:value-type="float" office:value="0.842363723376" calcext:value-type="float">
            <text:p>0.842364</text:p>
          </table:table-cell>
          <table:table-cell office:value-type="float" office:value="0.850762706976" calcext:value-type="float">
            <text:p>0.850763</text:p>
          </table:table-cell>
          <table:table-cell office:value-type="float" office:value="0.84590973936" calcext:value-type="float">
            <text:p>0.845910</text:p>
          </table:table-cell>
          <table:table-cell office:value-type="float" office:value="0.850016019888" calcext:value-type="float">
            <text:p>0.850016</text:p>
          </table:table-cell>
          <table:table-cell office:value-type="float" office:value="0.846656426448" calcext:value-type="float">
            <text:p>0.846656</text:p>
          </table:table-cell>
          <table:table-cell office:value-type="float" office:value="0.851136548976" calcext:value-type="float">
            <text:p>0.851137</text:p>
          </table:table-cell>
          <table:table-cell office:value-type="float" office:value="0.850389861888" calcext:value-type="float">
            <text:p>0.850390</text:p>
          </table:table-cell>
          <table:table-cell office:value-type="float" office:value="0.858788845488" calcext:value-type="float">
            <text:p>0.858789</text:p>
          </table:table-cell>
          <table:table-cell office:value-type="float" office:value="0.855802097136" calcext:value-type="float">
            <text:p>0.855802</text:p>
          </table:table-cell>
          <table:table-cell office:value-type="float" office:value="0.85252747608" calcext:value-type="float">
            <text:p>0.852527</text:p>
          </table:table-cell>
          <table:table-cell office:value-type="float" office:value="0.85643148024" calcext:value-type="float">
            <text:p>0.856431</text:p>
          </table:table-cell>
          <table:table-cell office:value-type="float" office:value="0.84918147048" calcext:value-type="float">
            <text:p>0.849181</text:p>
          </table:table-cell>
          <table:table-cell office:value-type="float" office:value="0.84825114192" calcext:value-type="float">
            <text:p>0.848251</text:p>
          </table:table-cell>
          <table:table-cell office:value-type="float" office:value="0.84676480056" calcext:value-type="float">
            <text:p>0.846765</text:p>
          </table:table-cell>
          <table:table-cell office:value-type="float" office:value="0.85029647472" calcext:value-type="float">
            <text:p>0.850296</text:p>
          </table:table-cell>
          <table:table-cell office:value-type="float" office:value="0.85215514608" calcext:value-type="float">
            <text:p>0.852155</text:p>
          </table:table-cell>
          <table:table-cell office:value-type="float" office:value="0.8582901516" calcext:value-type="float">
            <text:p>0.858290</text:p>
          </table:table-cell>
          <table:table-cell office:value-type="float" office:value="0.8445337992" calcext:value-type="float">
            <text:p>0.844534</text:p>
          </table:table-cell>
          <table:table-cell office:value-type="float" office:value="0.85215514608" calcext:value-type="float">
            <text:p>0.852155</text:p>
          </table:table-cell>
          <table:table-cell table:formula="of:=AVERAGE([.B9:.U9])" office:value-type="float" office:value="0.8506494670464" calcext:value-type="float">
            <text:p>0.850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2629923152" calcext:value-type="float">
            <text:p>0.852630</text:p>
          </table:table-cell>
          <table:table-cell office:value-type="float" office:value="0.844416365184" calcext:value-type="float">
            <text:p>0.844416</text:p>
          </table:table-cell>
          <table:table-cell office:value-type="float" office:value="0.852629923152" calcext:value-type="float">
            <text:p>0.852630</text:p>
          </table:table-cell>
          <table:table-cell office:value-type="float" office:value="0.84590973936" calcext:value-type="float">
            <text:p>0.845910</text:p>
          </table:table-cell>
          <table:table-cell office:value-type="float" office:value="0.85132297152" calcext:value-type="float">
            <text:p>0.851323</text:p>
          </table:table-cell>
          <table:table-cell office:value-type="float" office:value="0.846096161904" calcext:value-type="float">
            <text:p>0.846096</text:p>
          </table:table-cell>
          <table:table-cell office:value-type="float" office:value="0.851695816608" calcext:value-type="float">
            <text:p>0.851696</text:p>
          </table:table-cell>
          <table:table-cell office:value-type="float" office:value="0.84628358136" calcext:value-type="float">
            <text:p>0.846284</text:p>
          </table:table-cell>
          <table:table-cell office:value-type="float" office:value="0.857482890768" calcext:value-type="float">
            <text:p>0.857483</text:p>
          </table:table-cell>
          <table:table-cell office:value-type="float" office:value="0.85636236168" calcext:value-type="float">
            <text:p>0.856362</text:p>
          </table:table-cell>
          <table:table-cell office:value-type="float" office:value="0.84973847616" calcext:value-type="float">
            <text:p>0.849738</text:p>
          </table:table-cell>
          <table:table-cell office:value-type="float" office:value="0.8562448188" calcext:value-type="float">
            <text:p>0.856245</text:p>
          </table:table-cell>
          <table:table-cell office:value-type="float" office:value="0.84825114192" calcext:value-type="float">
            <text:p>0.848251</text:p>
          </table:table-cell>
          <table:table-cell office:value-type="float" office:value="0.84657813912" calcext:value-type="float">
            <text:p>0.846578</text:p>
          </table:table-cell>
          <table:table-cell office:value-type="float" office:value="0.84639247056" calcext:value-type="float">
            <text:p>0.846392</text:p>
          </table:table-cell>
          <table:table-cell office:value-type="float" office:value="0.85104014184" calcext:value-type="float">
            <text:p>0.851040</text:p>
          </table:table-cell>
          <table:table-cell office:value-type="float" office:value="0.85234081464" calcext:value-type="float">
            <text:p>0.852341</text:p>
          </table:table-cell>
          <table:table-cell office:value-type="float" office:value="0.8595908244" calcext:value-type="float">
            <text:p>0.859591</text:p>
          </table:table-cell>
          <table:table-cell office:value-type="float" office:value="0.84323213352" calcext:value-type="float">
            <text:p>0.843232</text:p>
          </table:table-cell>
          <table:table-cell office:value-type="float" office:value="0.85196947752" calcext:value-type="float">
            <text:p>0.851969</text:p>
          </table:table-cell>
          <table:table-cell table:formula="of:=AVERAGE([.B10:.U10])" office:value-type="float" office:value="0.8505104086584" calcext:value-type="float">
            <text:p>0.8505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1695816608" calcext:value-type="float">
            <text:p>0.851696</text:p>
          </table:table-cell>
          <table:table-cell office:value-type="float" office:value="0.843110410464" calcext:value-type="float">
            <text:p>0.843110</text:p>
          </table:table-cell>
          <table:table-cell office:value-type="float" office:value="0.851695816608" calcext:value-type="float">
            <text:p>0.851696</text:p>
          </table:table-cell>
          <table:table-cell office:value-type="float" office:value="0.848710065168" calcext:value-type="float">
            <text:p>0.848710</text:p>
          </table:table-cell>
          <table:table-cell office:value-type="float" office:value="0.85132297152" calcext:value-type="float">
            <text:p>0.851323</text:p>
          </table:table-cell>
          <table:table-cell office:value-type="float" office:value="0.846842848992" calcext:value-type="float">
            <text:p>0.846843</text:p>
          </table:table-cell>
          <table:table-cell office:value-type="float" office:value="0.851695816608" calcext:value-type="float">
            <text:p>0.851696</text:p>
          </table:table-cell>
          <table:table-cell office:value-type="float" office:value="0.847403113536" calcext:value-type="float">
            <text:p>0.847403</text:p>
          </table:table-cell>
          <table:table-cell office:value-type="float" office:value="0.855615674592" calcext:value-type="float">
            <text:p>0.855616</text:p>
          </table:table-cell>
          <table:table-cell office:value-type="float" office:value="0.856548784224" calcext:value-type="float">
            <text:p>0.856549</text:p>
          </table:table-cell>
          <table:table-cell office:value-type="float" office:value="0.84973847616" calcext:value-type="float">
            <text:p>0.849738</text:p>
          </table:table-cell>
          <table:table-cell office:value-type="float" office:value="0.85736081592" calcext:value-type="float">
            <text:p>0.857361</text:p>
          </table:table-cell>
          <table:table-cell office:value-type="float" office:value="0.84843780336" calcext:value-type="float">
            <text:p>0.848438</text:p>
          </table:table-cell>
          <table:table-cell office:value-type="float" office:value="0.845834472" calcext:value-type="float">
            <text:p>0.845834</text:p>
          </table:table-cell>
          <table:table-cell office:value-type="float" office:value="0.8475074748" calcext:value-type="float">
            <text:p>0.847507</text:p>
          </table:table-cell>
          <table:table-cell office:value-type="float" office:value="0.85104014184" calcext:value-type="float">
            <text:p>0.851040</text:p>
          </table:table-cell>
          <table:table-cell office:value-type="float" office:value="0.85029647472" calcext:value-type="float">
            <text:p>0.850296</text:p>
          </table:table-cell>
          <table:table-cell office:value-type="float" office:value="0.8599631544" calcext:value-type="float">
            <text:p>0.859963</text:p>
          </table:table-cell>
          <table:table-cell office:value-type="float" office:value="0.84341780208" calcext:value-type="float">
            <text:p>0.843418</text:p>
          </table:table-cell>
          <table:table-cell office:value-type="float" office:value="0.8512258104" calcext:value-type="float">
            <text:p>0.851226</text:p>
          </table:table-cell>
          <table:table-cell table:formula="of:=AVERAGE([.B11:.U11])" office:value-type="float" office:value="0.8504731872" calcext:value-type="float">
            <text:p>0.850473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435575" calcext:value-type="float">
            <text:p>0.658436</text:p>
          </table:table-cell>
          <table:table-cell office:value-type="float" office:value="0.654791725" calcext:value-type="float">
            <text:p>0.654792</text:p>
          </table:table-cell>
          <table:table-cell office:value-type="float" office:value="0.64805314" calcext:value-type="float">
            <text:p>0.648053</text:p>
          </table:table-cell>
          <table:table-cell office:value-type="float" office:value="0.658277235" calcext:value-type="float">
            <text:p>0.658277</text:p>
          </table:table-cell>
          <table:table-cell office:value-type="float" office:value="0.64870071" calcext:value-type="float">
            <text:p>0.648701</text:p>
          </table:table-cell>
          <table:table-cell office:value-type="float" office:value="0.653395085" calcext:value-type="float">
            <text:p>0.653395</text:p>
          </table:table-cell>
          <table:table-cell office:value-type="float" office:value="0.667280285" calcext:value-type="float">
            <text:p>0.667280</text:p>
          </table:table-cell>
          <table:table-cell office:value-type="float" office:value="0.66130295" calcext:value-type="float">
            <text:p>0.661303</text:p>
          </table:table-cell>
          <table:table-cell office:value-type="float" office:value="0.66311168" calcext:value-type="float">
            <text:p>0.663112</text:p>
          </table:table-cell>
          <table:table-cell office:value-type="float" office:value="0.664945785" calcext:value-type="float">
            <text:p>0.664946</text:p>
          </table:table-cell>
          <table:table-cell office:value-type="float" office:value="0.65755971281385" calcext:value-type="float">
            <text:p>0.657560</text:p>
          </table:table-cell>
          <table:table-cell office:value-type="float" office:value="0.6479936262261" calcext:value-type="float">
            <text:p>0.647994</text:p>
          </table:table-cell>
          <table:table-cell office:value-type="float" office:value="0.65268288435735" calcext:value-type="float">
            <text:p>0.652683</text:p>
          </table:table-cell>
          <table:table-cell office:value-type="float" office:value="0.65771788022325" calcext:value-type="float">
            <text:p>0.657718</text:p>
          </table:table-cell>
          <table:table-cell office:value-type="float" office:value="0.65407800201975" calcext:value-type="float">
            <text:p>0.654078</text:p>
          </table:table-cell>
          <table:table-cell office:value-type="float" office:value="0.6473467620774" calcext:value-type="float">
            <text:p>0.647347</text:p>
          </table:table-cell>
          <table:table-cell office:value-type="float" office:value="0.66655294948935" calcext:value-type="float">
            <text:p>0.666553</text:p>
          </table:table-cell>
          <table:table-cell office:value-type="float" office:value="0.6605821297845" calcext:value-type="float">
            <text:p>0.660582</text:p>
          </table:table-cell>
          <table:table-cell office:value-type="float" office:value="0.6623888882688" calcext:value-type="float">
            <text:p>0.662389</text:p>
          </table:table-cell>
          <table:table-cell office:value-type="float" office:value="0.66422099409435" calcext:value-type="float">
            <text:p>0.664221</text:p>
          </table:table-cell>
          <table:table-cell table:formula="of:=AVERAGE([.B14:.U14])" office:value-type="float" office:value="0.657470899967735" calcext:value-type="float">
            <text:p>0.657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070943" calcext:value-type="float">
            <text:p>0.510709</text:p>
          </table:table-cell>
          <table:table-cell office:value-type="float" office:value="0.53120837" calcext:value-type="float">
            <text:p>0.531208</text:p>
          </table:table-cell>
          <table:table-cell office:value-type="float" office:value="0.52098935" calcext:value-type="float">
            <text:p>0.520989</text:p>
          </table:table-cell>
          <table:table-cell office:value-type="float" office:value="0.51729881" calcext:value-type="float">
            <text:p>0.517299</text:p>
          </table:table-cell>
          <table:table-cell office:value-type="float" office:value="0.528584595" calcext:value-type="float">
            <text:p>0.528585</text:p>
          </table:table-cell>
          <table:table-cell office:value-type="float" office:value="0.550585735" calcext:value-type="float">
            <text:p>0.550586</text:p>
          </table:table-cell>
          <table:table-cell office:value-type="float" office:value="0.54003075" calcext:value-type="float">
            <text:p>0.540031</text:p>
          </table:table-cell>
          <table:table-cell office:value-type="float" office:value="0.51409953" calcext:value-type="float">
            <text:p>0.514100</text:p>
          </table:table-cell>
          <table:table-cell office:value-type="float" office:value="0.53903605" calcext:value-type="float">
            <text:p>0.539036</text:p>
          </table:table-cell>
          <table:table-cell office:value-type="float" office:value="0.507356885" calcext:value-type="float">
            <text:p>0.507357</text:p>
          </table:table-cell>
          <table:table-cell office:value-type="float" office:value="0.5167349542971" calcext:value-type="float">
            <text:p>0.516735</text:p>
          </table:table-cell>
          <table:table-cell office:value-type="float" office:value="0.52800843779145" calcext:value-type="float">
            <text:p>0.528008</text:p>
          </table:table-cell>
          <table:table-cell office:value-type="float" office:value="0.54998559654885" calcext:value-type="float">
            <text:p>0.549986</text:p>
          </table:table-cell>
          <table:table-cell office:value-type="float" office:value="0.5101527567213" calcext:value-type="float">
            <text:p>0.510153</text:p>
          </table:table-cell>
          <table:table-cell office:value-type="float" office:value="0.5306293528767" calcext:value-type="float">
            <text:p>0.530629</text:p>
          </table:table-cell>
          <table:table-cell office:value-type="float" office:value="0.5204214716085" calcext:value-type="float">
            <text:p>0.520421</text:p>
          </table:table-cell>
          <table:table-cell office:value-type="float" office:value="0.5394421164825" calcext:value-type="float">
            <text:p>0.539442</text:p>
          </table:table-cell>
          <table:table-cell office:value-type="float" office:value="0.5135391615123" calcext:value-type="float">
            <text:p>0.513539</text:p>
          </table:table-cell>
          <table:table-cell office:value-type="float" office:value="0.5384485007055" calcext:value-type="float">
            <text:p>0.538449</text:p>
          </table:table-cell>
          <table:table-cell office:value-type="float" office:value="0.50680386599535" calcext:value-type="float">
            <text:p>0.506804</text:p>
          </table:table-cell>
          <table:table-cell table:formula="of:=AVERAGE([.B15:.U15])" office:value-type="float" office:value="0.525703285976978" calcext:value-type="float">
            <text:p>0.525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693896" calcext:value-type="float">
            <text:p>0.356939</text:p>
          </table:table-cell>
          <table:table-cell office:value-type="float" office:value="0.363218765" calcext:value-type="float">
            <text:p>0.363219</text:p>
          </table:table-cell>
          <table:table-cell office:value-type="float" office:value="0.37012584" calcext:value-type="float">
            <text:p>0.370126</text:p>
          </table:table-cell>
          <table:table-cell office:value-type="float" office:value="0.35568848" calcext:value-type="float">
            <text:p>0.355688</text:p>
          </table:table-cell>
          <table:table-cell office:value-type="float" office:value="0.38551933" calcext:value-type="float">
            <text:p>0.385519</text:p>
          </table:table-cell>
          <table:table-cell office:value-type="float" office:value="0.41898997" calcext:value-type="float">
            <text:p>0.418990</text:p>
          </table:table-cell>
          <table:table-cell office:value-type="float" office:value="0.41645856" calcext:value-type="float">
            <text:p>0.416459</text:p>
          </table:table-cell>
          <table:table-cell office:value-type="float" office:value="0.354637955" calcext:value-type="float">
            <text:p>0.354638</text:p>
          </table:table-cell>
          <table:table-cell office:value-type="float" office:value="0.401003155" calcext:value-type="float">
            <text:p>0.401003</text:p>
          </table:table-cell>
          <table:table-cell office:value-type="float" office:value="0.355098765" calcext:value-type="float">
            <text:p>0.355099</text:p>
          </table:table-cell>
          <table:table-cell office:value-type="float" office:value="0.3553007795568" calcext:value-type="float">
            <text:p>0.355301</text:p>
          </table:table-cell>
          <table:table-cell office:value-type="float" office:value="0.3850991139303" calcext:value-type="float">
            <text:p>0.385099</text:p>
          </table:table-cell>
          <table:table-cell office:value-type="float" office:value="0.4185332709327" calcext:value-type="float">
            <text:p>0.418533</text:p>
          </table:table-cell>
          <table:table-cell office:value-type="float" office:value="0.3565498965336" calcext:value-type="float">
            <text:p>0.356550</text:p>
          </table:table-cell>
          <table:table-cell office:value-type="float" office:value="0.36282285654615" calcext:value-type="float">
            <text:p>0.362823</text:p>
          </table:table-cell>
          <table:table-cell office:value-type="float" office:value="0.3697224028344" calcext:value-type="float">
            <text:p>0.369722</text:p>
          </table:table-cell>
          <table:table-cell office:value-type="float" office:value="0.4160046201696" calcext:value-type="float">
            <text:p>0.416005</text:p>
          </table:table-cell>
          <table:table-cell office:value-type="float" office:value="0.35425139962905" calcext:value-type="float">
            <text:p>0.354251</text:p>
          </table:table-cell>
          <table:table-cell office:value-type="float" office:value="0.40056606156105" calcext:value-type="float">
            <text:p>0.400566</text:p>
          </table:table-cell>
          <table:table-cell office:value-type="float" office:value="0.35471170734615" calcext:value-type="float">
            <text:p>0.354712</text:p>
          </table:table-cell>
          <table:table-cell table:formula="of:=AVERAGE([.B16:.U16])" office:value-type="float" office:value="0.37756209445199" calcext:value-type="float">
            <text:p>0.377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603556" calcext:value-type="float">
            <text:p>0.266036</text:p>
          </table:table-cell>
          <table:table-cell office:value-type="float" office:value="0.27128311" calcext:value-type="float">
            <text:p>0.271283</text:p>
          </table:table-cell>
          <table:table-cell office:value-type="float" office:value="0.28967694" calcext:value-type="float">
            <text:p>0.289677</text:p>
          </table:table-cell>
          <table:table-cell office:value-type="float" office:value="0.27422661" calcext:value-type="float">
            <text:p>0.274227</text:p>
          </table:table-cell>
          <table:table-cell office:value-type="float" office:value="0.29268946" calcext:value-type="float">
            <text:p>0.292689</text:p>
          </table:table-cell>
          <table:table-cell office:value-type="float" office:value="0.31352335" calcext:value-type="float">
            <text:p>0.313523</text:p>
          </table:table-cell>
          <table:table-cell office:value-type="float" office:value="0.31199273" calcext:value-type="float">
            <text:p>0.311993</text:p>
          </table:table-cell>
          <table:table-cell office:value-type="float" office:value="0.266164465" calcext:value-type="float">
            <text:p>0.266164</text:p>
          </table:table-cell>
          <table:table-cell office:value-type="float" office:value="0.290627995" calcext:value-type="float">
            <text:p>0.290628</text:p>
          </table:table-cell>
          <table:table-cell office:value-type="float" office:value="0.2636564" calcext:value-type="float">
            <text:p>0.263656</text:p>
          </table:table-cell>
          <table:table-cell office:value-type="float" office:value="0.2739277029951" calcext:value-type="float">
            <text:p>0.273928</text:p>
          </table:table-cell>
          <table:table-cell office:value-type="float" office:value="0.2923704284886" calcext:value-type="float">
            <text:p>0.292370</text:p>
          </table:table-cell>
          <table:table-cell office:value-type="float" office:value="0.3131816095485" calcext:value-type="float">
            <text:p>0.313182</text:p>
          </table:table-cell>
          <table:table-cell office:value-type="float" office:value="0.2657455812396" calcext:value-type="float">
            <text:p>0.265746</text:p>
          </table:table-cell>
          <table:table-cell office:value-type="float" office:value="0.2709874114101" calcext:value-type="float">
            <text:p>0.270987</text:p>
          </table:table-cell>
          <table:table-cell office:value-type="float" office:value="0.2893611921354" calcext:value-type="float">
            <text:p>0.289361</text:p>
          </table:table-cell>
          <table:table-cell office:value-type="float" office:value="0.3116526579243" calcext:value-type="float">
            <text:p>0.311653</text:p>
          </table:table-cell>
          <table:table-cell office:value-type="float" office:value="0.26587434573315" calcext:value-type="float">
            <text:p>0.265874</text:p>
          </table:table-cell>
          <table:table-cell office:value-type="float" office:value="0.29031121048545" calcext:value-type="float">
            <text:p>0.290311</text:p>
          </table:table-cell>
          <table:table-cell office:value-type="float" office:value="0.263369014524" calcext:value-type="float">
            <text:p>0.263369</text:p>
          </table:table-cell>
          <table:table-cell table:formula="of:=AVERAGE([.B17:.U17])" office:value-type="float" office:value="0.28383288872421" calcext:value-type="float">
            <text:p>0.283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35311" calcext:value-type="float">
            <text:p>0.208353</text:p>
          </table:table-cell>
          <table:table-cell office:value-type="float" office:value="0.22074423" calcext:value-type="float">
            <text:p>0.220744</text:p>
          </table:table-cell>
          <table:table-cell office:value-type="float" office:value="0.22198456" calcext:value-type="float">
            <text:p>0.221985</text:p>
          </table:table-cell>
          <table:table-cell office:value-type="float" office:value="0.20638807" calcext:value-type="float">
            <text:p>0.206388</text:p>
          </table:table-cell>
          <table:table-cell office:value-type="float" office:value="0.22055747" calcext:value-type="float">
            <text:p>0.220557</text:p>
          </table:table-cell>
          <table:table-cell office:value-type="float" office:value="0.234949155" calcext:value-type="float">
            <text:p>0.234949</text:p>
          </table:table-cell>
          <table:table-cell office:value-type="float" office:value="0.240775255" calcext:value-type="float">
            <text:p>0.240775</text:p>
          </table:table-cell>
          <table:table-cell office:value-type="float" office:value="0.21356412" calcext:value-type="float">
            <text:p>0.213564</text:p>
          </table:table-cell>
          <table:table-cell office:value-type="float" office:value="0.235905285" calcext:value-type="float">
            <text:p>0.235905</text:p>
          </table:table-cell>
          <table:table-cell office:value-type="float" office:value="0.216498485" calcext:value-type="float">
            <text:p>0.216498</text:p>
          </table:table-cell>
          <table:table-cell office:value-type="float" office:value="0.2061631070037" calcext:value-type="float">
            <text:p>0.206163</text:p>
          </table:table-cell>
          <table:table-cell office:value-type="float" office:value="0.2203170623577" calcext:value-type="float">
            <text:p>0.220317</text:p>
          </table:table-cell>
          <table:table-cell office:value-type="float" office:value="0.23469306042105" calcext:value-type="float">
            <text:p>0.234693</text:p>
          </table:table-cell>
          <table:table-cell office:value-type="float" office:value="0.2081260051101" calcext:value-type="float">
            <text:p>0.208126</text:p>
          </table:table-cell>
          <table:table-cell office:value-type="float" office:value="0.2205036187893" calcext:value-type="float">
            <text:p>0.220504</text:p>
          </table:table-cell>
          <table:table-cell office:value-type="float" office:value="0.2217425968296" calcext:value-type="float">
            <text:p>0.221743</text:p>
          </table:table-cell>
          <table:table-cell office:value-type="float" office:value="0.24051280997205" calcext:value-type="float">
            <text:p>0.240513</text:p>
          </table:table-cell>
          <table:table-cell office:value-type="float" office:value="0.2133313351092" calcext:value-type="float">
            <text:p>0.213331</text:p>
          </table:table-cell>
          <table:table-cell office:value-type="float" office:value="0.23564814823935" calcext:value-type="float">
            <text:p>0.235648</text:p>
          </table:table-cell>
          <table:table-cell office:value-type="float" office:value="0.21626250165135" calcext:value-type="float">
            <text:p>0.216263</text:p>
          </table:table-cell>
          <table:table-cell table:formula="of:=AVERAGE([.B18:.U18])" office:value-type="float" office:value="0.22185099927417" calcext:value-type="float">
            <text:p>0.221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11608075" calcext:value-type="float">
            <text:p>0.170116</text:p>
          </table:table-cell>
          <table:table-cell office:value-type="float" office:value="0.16760596545" calcext:value-type="float">
            <text:p>0.167606</text:p>
          </table:table-cell>
          <table:table-cell office:value-type="float" office:value="0.18360920655" calcext:value-type="float">
            <text:p>0.183609</text:p>
          </table:table-cell>
          <table:table-cell office:value-type="float" office:value="0.17488308915" calcext:value-type="float">
            <text:p>0.174883</text:p>
          </table:table-cell>
          <table:table-cell office:value-type="float" office:value="0.1799927514" calcext:value-type="float">
            <text:p>0.179993</text:p>
          </table:table-cell>
          <table:table-cell office:value-type="float" office:value="0.1825912935" calcext:value-type="float">
            <text:p>0.182591</text:p>
          </table:table-cell>
          <table:table-cell office:value-type="float" office:value="0.1846813815" calcext:value-type="float">
            <text:p>0.184681</text:p>
          </table:table-cell>
          <table:table-cell office:value-type="float" office:value="0.17363808" calcext:value-type="float">
            <text:p>0.173638</text:p>
          </table:table-cell>
          <table:table-cell office:value-type="float" office:value="0.1938074292" calcext:value-type="float">
            <text:p>0.193807</text:p>
          </table:table-cell>
          <table:table-cell office:value-type="float" office:value="0.16371518625" calcext:value-type="float">
            <text:p>0.163715</text:p>
          </table:table-cell>
          <table:table-cell office:value-type="float" office:value="0.174692466582826" calcext:value-type="float">
            <text:p>0.174692</text:p>
          </table:table-cell>
          <table:table-cell office:value-type="float" office:value="0.179796559300974" calcext:value-type="float">
            <text:p>0.179797</text:p>
          </table:table-cell>
          <table:table-cell office:value-type="float" office:value="0.182392268990085" calcext:value-type="float">
            <text:p>0.182392</text:p>
          </table:table-cell>
          <table:table-cell office:value-type="float" office:value="0.169930654221983" calcext:value-type="float">
            <text:p>0.169931</text:p>
          </table:table-cell>
          <table:table-cell office:value-type="float" office:value="0.16742327494766" calcext:value-type="float">
            <text:p>0.167423</text:p>
          </table:table-cell>
          <table:table-cell office:value-type="float" office:value="0.183409072514861" calcext:value-type="float">
            <text:p>0.183409</text:p>
          </table:table-cell>
          <table:table-cell office:value-type="float" office:value="0.184480078794165" calcext:value-type="float">
            <text:p>0.184480</text:p>
          </table:table-cell>
          <table:table-cell office:value-type="float" office:value="0.1734488144928" calcext:value-type="float">
            <text:p>0.173449</text:p>
          </table:table-cell>
          <table:table-cell office:value-type="float" office:value="0.193596179102172" calcext:value-type="float">
            <text:p>0.193596</text:p>
          </table:table-cell>
          <table:table-cell office:value-type="float" office:value="0.163536736696988" calcext:value-type="float">
            <text:p>0.163537</text:p>
          </table:table-cell>
          <table:table-cell table:formula="of:=AVERAGE([.B19:.U19])" office:value-type="float" office:value="0.177367328469726" calcext:value-type="float">
            <text:p>0.177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072596075" calcext:value-type="float">
            <text:p>0.130726</text:p>
          </table:table-cell>
          <table:table-cell office:value-type="float" office:value="0.1391033952" calcext:value-type="float">
            <text:p>0.139103</text:p>
          </table:table-cell>
          <table:table-cell office:value-type="float" office:value="0.12368397195" calcext:value-type="float">
            <text:p>0.123684</text:p>
          </table:table-cell>
          <table:table-cell office:value-type="float" office:value="0.1258715304" calcext:value-type="float">
            <text:p>0.125872</text:p>
          </table:table-cell>
          <table:table-cell office:value-type="float" office:value="0.1461916071" calcext:value-type="float">
            <text:p>0.146192</text:p>
          </table:table-cell>
          <table:table-cell office:value-type="float" office:value="0.1419913341" calcext:value-type="float">
            <text:p>0.141991</text:p>
          </table:table-cell>
          <table:table-cell office:value-type="float" office:value="0.15090133905" calcext:value-type="float">
            <text:p>0.150901</text:p>
          </table:table-cell>
          <table:table-cell office:value-type="float" office:value="0.1271275929" calcext:value-type="float">
            <text:p>0.127128</text:p>
          </table:table-cell>
          <table:table-cell office:value-type="float" office:value="0.1416617433" calcext:value-type="float">
            <text:p>0.141662</text:p>
          </table:table-cell>
          <table:table-cell office:value-type="float" office:value="0.12247815195" calcext:value-type="float">
            <text:p>0.122478</text:p>
          </table:table-cell>
          <table:table-cell office:value-type="float" office:value="0.125734330431864" calcext:value-type="float">
            <text:p>0.125734</text:p>
          </table:table-cell>
          <table:table-cell office:value-type="float" office:value="0.146032258248261" calcext:value-type="float">
            <text:p>0.146032</text:p>
          </table:table-cell>
          <table:table-cell office:value-type="float" office:value="0.141836563545831" calcext:value-type="float">
            <text:p>0.141837</text:p>
          </table:table-cell>
          <table:table-cell office:value-type="float" office:value="0.130583469452783" calcext:value-type="float">
            <text:p>0.130583</text:p>
          </table:table-cell>
          <table:table-cell office:value-type="float" office:value="0.138951772499232" calcext:value-type="float">
            <text:p>0.138952</text:p>
          </table:table-cell>
          <table:table-cell office:value-type="float" office:value="0.123549156420575" calcext:value-type="float">
            <text:p>0.123549</text:p>
          </table:table-cell>
          <table:table-cell office:value-type="float" office:value="0.150736856590436" calcext:value-type="float">
            <text:p>0.150737</text:p>
          </table:table-cell>
          <table:table-cell office:value-type="float" office:value="0.126989023823739" calcext:value-type="float">
            <text:p>0.126989</text:p>
          </table:table-cell>
          <table:table-cell office:value-type="float" office:value="0.141507331999803" calcext:value-type="float">
            <text:p>0.141507</text:p>
          </table:table-cell>
          <table:table-cell office:value-type="float" office:value="0.122344650764375" calcext:value-type="float">
            <text:p>0.122345</text:p>
          </table:table-cell>
          <table:table-cell table:formula="of:=AVERAGE([.B20:.U20])" office:value-type="float" office:value="0.134900102023845" calcext:value-type="float">
            <text:p>0.1349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829744155" calcext:value-type="float">
            <text:p>0.098297</text:p>
          </table:table-cell>
          <table:table-cell office:value-type="float" office:value="0.10359099135" calcext:value-type="float">
            <text:p>0.103591</text:p>
          </table:table-cell>
          <table:table-cell office:value-type="float" office:value="0.10407532905" calcext:value-type="float">
            <text:p>0.104075</text:p>
          </table:table-cell>
          <table:table-cell office:value-type="float" office:value="0.103600035" calcext:value-type="float">
            <text:p>0.103600</text:p>
          </table:table-cell>
          <table:table-cell office:value-type="float" office:value="0.10316493495" calcext:value-type="float">
            <text:p>0.103165</text:p>
          </table:table-cell>
          <table:table-cell office:value-type="float" office:value="0.117828711" calcext:value-type="float">
            <text:p>0.117829</text:p>
          </table:table-cell>
          <table:table-cell office:value-type="float" office:value="0.11335411395" calcext:value-type="float">
            <text:p>0.113354</text:p>
          </table:table-cell>
          <table:table-cell office:value-type="float" office:value="0.1012305987" calcext:value-type="float">
            <text:p>0.101231</text:p>
          </table:table-cell>
          <table:table-cell office:value-type="float" office:value="0.10856097945" calcext:value-type="float">
            <text:p>0.108561</text:p>
          </table:table-cell>
          <table:table-cell office:value-type="float" office:value="0.0990842391" calcext:value-type="float">
            <text:p>0.099084</text:p>
          </table:table-cell>
          <table:table-cell office:value-type="float" office:value="0.10348711096185" calcext:value-type="float">
            <text:p>0.103487</text:p>
          </table:table-cell>
          <table:table-cell office:value-type="float" office:value="0.103052485170904" calcext:value-type="float">
            <text:p>0.103052</text:p>
          </table:table-cell>
          <table:table-cell office:value-type="float" office:value="0.11770027770501" calcext:value-type="float">
            <text:p>0.117700</text:p>
          </table:table-cell>
          <table:table-cell office:value-type="float" office:value="0.0981902973387105" calcext:value-type="float">
            <text:p>0.098190</text:p>
          </table:table-cell>
          <table:table-cell office:value-type="float" office:value="0.103478077169429" calcext:value-type="float">
            <text:p>0.103478</text:p>
          </table:table-cell>
          <table:table-cell office:value-type="float" office:value="0.103961886941336" calcext:value-type="float">
            <text:p>0.103962</text:p>
          </table:table-cell>
          <table:table-cell office:value-type="float" office:value="0.113230557965794" calcext:value-type="float">
            <text:p>0.113231</text:p>
          </table:table-cell>
          <table:table-cell office:value-type="float" office:value="0.101120257347417" calcext:value-type="float">
            <text:p>0.101120</text:p>
          </table:table-cell>
          <table:table-cell office:value-type="float" office:value="0.108442647982399" calcext:value-type="float">
            <text:p>0.108443</text:p>
          </table:table-cell>
          <table:table-cell office:value-type="float" office:value="0.098976237279381" calcext:value-type="float">
            <text:p>0.098976</text:p>
          </table:table-cell>
          <table:table-cell table:formula="of:=AVERAGE([.B21:.U21])" office:value-type="float" office:value="0.105221360498112" calcext:value-type="float">
            <text:p>0.105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7979788" calcext:value-type="float">
            <text:p>0.080798</text:p>
          </table:table-cell>
          <table:table-cell office:value-type="float" office:value="0.0835673454" calcext:value-type="float">
            <text:p>0.083567</text:p>
          </table:table-cell>
          <table:table-cell office:value-type="float" office:value="0.0721522494" calcext:value-type="float">
            <text:p>0.072152</text:p>
          </table:table-cell>
          <table:table-cell office:value-type="float" office:value="0.07798339395" calcext:value-type="float">
            <text:p>0.077983</text:p>
          </table:table-cell>
          <table:table-cell office:value-type="float" office:value="0.0853599978" calcext:value-type="float">
            <text:p>0.085360</text:p>
          </table:table-cell>
          <table:table-cell office:value-type="float" office:value="0.09626764455" calcext:value-type="float">
            <text:p>0.096268</text:p>
          </table:table-cell>
          <table:table-cell office:value-type="float" office:value="0.09484075755" calcext:value-type="float">
            <text:p>0.094841</text:p>
          </table:table-cell>
          <table:table-cell office:value-type="float" office:value="0.0863065665" calcext:value-type="float">
            <text:p>0.086307</text:p>
          </table:table-cell>
          <table:table-cell office:value-type="float" office:value="0.09238490415" calcext:value-type="float">
            <text:p>0.092385</text:p>
          </table:table-cell>
          <table:table-cell office:value-type="float" office:value="0.07084092015" calcext:value-type="float">
            <text:p>0.070841</text:p>
          </table:table-cell>
          <table:table-cell office:value-type="float" office:value="0.0778983920505945" calcext:value-type="float">
            <text:p>0.077898</text:p>
          </table:table-cell>
          <table:table-cell office:value-type="float" office:value="0.085266955402398" calcext:value-type="float">
            <text:p>0.085267</text:p>
          </table:table-cell>
          <table:table-cell office:value-type="float" office:value="0.0961627128174405" calcext:value-type="float">
            <text:p>0.096163</text:p>
          </table:table-cell>
          <table:table-cell office:value-type="float" office:value="0.080709909003108" calcext:value-type="float">
            <text:p>0.080710</text:p>
          </table:table-cell>
          <table:table-cell office:value-type="float" office:value="0.083476256993514" calcext:value-type="float">
            <text:p>0.083476</text:p>
          </table:table-cell>
          <table:table-cell office:value-type="float" office:value="0.072073603448154" calcext:value-type="float">
            <text:p>0.072074</text:p>
          </table:table-cell>
          <table:table-cell office:value-type="float" office:value="0.0947373811242705" calcext:value-type="float">
            <text:p>0.094737</text:p>
          </table:table-cell>
          <table:table-cell office:value-type="float" office:value="0.086212492342515" calcext:value-type="float">
            <text:p>0.086212</text:p>
          </table:table-cell>
          <table:table-cell office:value-type="float" office:value="0.0922842046044765" calcext:value-type="float">
            <text:p>0.092284</text:p>
          </table:table-cell>
          <table:table-cell office:value-type="float" office:value="0.0707637035470365" calcext:value-type="float">
            <text:p>0.070764</text:p>
          </table:table-cell>
          <table:table-cell table:formula="of:=AVERAGE([.B22:.U22])" office:value-type="float" office:value="0.0840043684791754" calcext:value-type="float">
            <text:p>0.084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334875855" calcext:value-type="float">
            <text:p>0.063349</text:p>
          </table:table-cell>
          <table:table-cell office:value-type="float" office:value="0.0719573085" calcext:value-type="float">
            <text:p>0.071957</text:p>
          </table:table-cell>
          <table:table-cell office:value-type="float" office:value="0.06415062885" calcext:value-type="float">
            <text:p>0.064151</text:p>
          </table:table-cell>
          <table:table-cell office:value-type="float" office:value="0.074579967" calcext:value-type="float">
            <text:p>0.074580</text:p>
          </table:table-cell>
          <table:table-cell office:value-type="float" office:value="0.0724798305" calcext:value-type="float">
            <text:p>0.072480</text:p>
          </table:table-cell>
          <table:table-cell office:value-type="float" office:value="0.09007776855" calcext:value-type="float">
            <text:p>0.090078</text:p>
          </table:table-cell>
          <table:table-cell office:value-type="float" office:value="0.0813466269" calcext:value-type="float">
            <text:p>0.081347</text:p>
          </table:table-cell>
          <table:table-cell office:value-type="float" office:value="0.06865235685" calcext:value-type="float">
            <text:p>0.068652</text:p>
          </table:table-cell>
          <table:table-cell office:value-type="float" office:value="0.0768167631" calcext:value-type="float">
            <text:p>0.076817</text:p>
          </table:table-cell>
          <table:table-cell office:value-type="float" office:value="0.0701566173" calcext:value-type="float">
            <text:p>0.070157</text:p>
          </table:table-cell>
          <table:table-cell office:value-type="float" office:value="0.07449867483597" calcext:value-type="float">
            <text:p>0.074499</text:p>
          </table:table-cell>
          <table:table-cell office:value-type="float" office:value="0.072400827484755" calcext:value-type="float">
            <text:p>0.072401</text:p>
          </table:table-cell>
          <table:table-cell office:value-type="float" office:value="0.0899795837822805" calcext:value-type="float">
            <text:p>0.089980</text:p>
          </table:table-cell>
          <table:table-cell office:value-type="float" office:value="0.0632797084031805" calcext:value-type="float">
            <text:p>0.063280</text:p>
          </table:table-cell>
          <table:table-cell office:value-type="float" office:value="0.071878875033735" calcext:value-type="float">
            <text:p>0.071879</text:p>
          </table:table-cell>
          <table:table-cell office:value-type="float" office:value="0.0640807046645535" calcext:value-type="float">
            <text:p>0.064081</text:p>
          </table:table-cell>
          <table:table-cell office:value-type="float" office:value="0.081257959076679" calcext:value-type="float">
            <text:p>0.081258</text:p>
          </table:table-cell>
          <table:table-cell office:value-type="float" office:value="0.0685775257810335" calcext:value-type="float">
            <text:p>0.068578</text:p>
          </table:table-cell>
          <table:table-cell office:value-type="float" office:value="0.076733032828221" calcext:value-type="float">
            <text:p>0.076733</text:p>
          </table:table-cell>
          <table:table-cell office:value-type="float" office:value="0.070080146587143" calcext:value-type="float">
            <text:p>0.070080</text:p>
          </table:table-cell>
          <table:table-cell table:formula="of:=AVERAGE([.B23:.U23])" office:value-type="float" office:value="0.0733166832288775" calcext:value-type="float">
            <text:p>0.073317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52031" calcext:value-type="float">
            <text:p>0.625520</text:p>
          </table:table-cell>
          <table:table-cell office:value-type="float" office:value="0.626622525" calcext:value-type="float">
            <text:p>0.626623</text:p>
          </table:table-cell>
          <table:table-cell office:value-type="float" office:value="0.60248116" calcext:value-type="float">
            <text:p>0.602481</text:p>
          </table:table-cell>
          <table:table-cell office:value-type="float" office:value="0.632871365" calcext:value-type="float">
            <text:p>0.632871</text:p>
          </table:table-cell>
          <table:table-cell office:value-type="float" office:value="0.609777055" calcext:value-type="float">
            <text:p>0.609777</text:p>
          </table:table-cell>
          <table:table-cell office:value-type="float" office:value="0.62787643" calcext:value-type="float">
            <text:p>0.627876</text:p>
          </table:table-cell>
          <table:table-cell office:value-type="float" office:value="0.63408193" calcext:value-type="float">
            <text:p>0.634082</text:p>
          </table:table-cell>
          <table:table-cell office:value-type="float" office:value="0.624309745" calcext:value-type="float">
            <text:p>0.624310</text:p>
          </table:table-cell>
          <table:table-cell office:value-type="float" office:value="0.63426514" calcext:value-type="float">
            <text:p>0.634265</text:p>
          </table:table-cell>
          <table:table-cell office:value-type="float" office:value="0.615917545" calcext:value-type="float">
            <text:p>0.615918</text:p>
          </table:table-cell>
          <table:table-cell office:value-type="float" office:value="0.62035629975" calcext:value-type="float">
            <text:p>0.620356</text:p>
          </table:table-cell>
          <table:table-cell office:value-type="float" office:value="0.5964563484" calcext:value-type="float">
            <text:p>0.596456</text:p>
          </table:table-cell>
          <table:table-cell office:value-type="float" office:value="0.6192651069" calcext:value-type="float">
            <text:p>0.619265</text:p>
          </table:table-cell>
          <table:table-cell office:value-type="float" office:value="0.6277411107" calcext:value-type="float">
            <text:p>0.627741</text:p>
          </table:table-cell>
          <table:table-cell office:value-type="float" office:value="0.61806664755" calcext:value-type="float">
            <text:p>0.618067</text:p>
          </table:table-cell>
          <table:table-cell office:value-type="float" office:value="0.62654265135" calcext:value-type="float">
            <text:p>0.626543</text:p>
          </table:table-cell>
          <table:table-cell office:value-type="float" office:value="0.60367928445" calcext:value-type="float">
            <text:p>0.603679</text:p>
          </table:table-cell>
          <table:table-cell office:value-type="float" office:value="0.6279224886" calcext:value-type="float">
            <text:p>0.627922</text:p>
          </table:table-cell>
          <table:table-cell office:value-type="float" office:value="0.60975836955" calcext:value-type="float">
            <text:p>0.609758</text:p>
          </table:table-cell>
          <table:table-cell office:value-type="float" office:value="0.6215976657" calcext:value-type="float">
            <text:p>0.621598</text:p>
          </table:table-cell>
          <table:table-cell table:formula="of:=AVERAGE([.B26:.U26])" office:value-type="float" office:value="0.6202554588975" calcext:value-type="float">
            <text:p>0.620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140383" calcext:value-type="float">
            <text:p>0.451404</text:p>
          </table:table-cell>
          <table:table-cell office:value-type="float" office:value="0.48202748" calcext:value-type="float">
            <text:p>0.482027</text:p>
          </table:table-cell>
          <table:table-cell office:value-type="float" office:value="0.46049341" calcext:value-type="float">
            <text:p>0.460493</text:p>
          </table:table-cell>
          <table:table-cell office:value-type="float" office:value="0.53381287" calcext:value-type="float">
            <text:p>0.533813</text:p>
          </table:table-cell>
          <table:table-cell office:value-type="float" office:value="0.47454542" calcext:value-type="float">
            <text:p>0.474545</text:p>
          </table:table-cell>
          <table:table-cell office:value-type="float" office:value="0.50509815" calcext:value-type="float">
            <text:p>0.505098</text:p>
          </table:table-cell>
          <table:table-cell office:value-type="float" office:value="0.52897652" calcext:value-type="float">
            <text:p>0.528977</text:p>
          </table:table-cell>
          <table:table-cell office:value-type="float" office:value="0.46634628" calcext:value-type="float">
            <text:p>0.466346</text:p>
          </table:table-cell>
          <table:table-cell office:value-type="float" office:value="0.50658353" calcext:value-type="float">
            <text:p>0.506584</text:p>
          </table:table-cell>
          <table:table-cell office:value-type="float" office:value="0.43575218" calcext:value-type="float">
            <text:p>0.435752</text:p>
          </table:table-cell>
          <table:table-cell office:value-type="float" office:value="0.4772072052" calcext:value-type="float">
            <text:p>0.477207</text:p>
          </table:table-cell>
          <table:table-cell office:value-type="float" office:value="0.4558884759" calcext:value-type="float">
            <text:p>0.455888</text:p>
          </table:table-cell>
          <table:table-cell office:value-type="float" office:value="0.4468897917" calcext:value-type="float">
            <text:p>0.446890</text:p>
          </table:table-cell>
          <table:table-cell office:value-type="float" office:value="0.5236867548" calcext:value-type="float">
            <text:p>0.523687</text:p>
          </table:table-cell>
          <table:table-cell office:value-type="float" office:value="0.4616828172" calcext:value-type="float">
            <text:p>0.461683</text:p>
          </table:table-cell>
          <table:table-cell office:value-type="float" office:value="0.5284747413" calcext:value-type="float">
            <text:p>0.528475</text:p>
          </table:table-cell>
          <table:table-cell office:value-type="float" office:value="0.4697999658" calcext:value-type="float">
            <text:p>0.469800</text:p>
          </table:table-cell>
          <table:table-cell office:value-type="float" office:value="0.5015176947" calcext:value-type="float">
            <text:p>0.501518</text:p>
          </table:table-cell>
          <table:table-cell office:value-type="float" office:value="0.4313946582" calcext:value-type="float">
            <text:p>0.431395</text:p>
          </table:table-cell>
          <table:table-cell office:value-type="float" office:value="0.5000471685" calcext:value-type="float">
            <text:p>0.500047</text:p>
          </table:table-cell>
          <table:table-cell table:formula="of:=AVERAGE([.B27:.U27])" office:value-type="float" office:value="0.482081447165" calcext:value-type="float">
            <text:p>0.482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4910275" calcext:value-type="float">
            <text:p>0.354910</text:p>
          </table:table-cell>
          <table:table-cell office:value-type="float" office:value="0.35565986" calcext:value-type="float">
            <text:p>0.355660</text:p>
          </table:table-cell>
          <table:table-cell office:value-type="float" office:value="0.354435505" calcext:value-type="float">
            <text:p>0.354436</text:p>
          </table:table-cell>
          <table:table-cell office:value-type="float" office:value="0.35132389" calcext:value-type="float">
            <text:p>0.351324</text:p>
          </table:table-cell>
          <table:table-cell office:value-type="float" office:value="0.654945215" calcext:value-type="float">
            <text:p>0.654945</text:p>
          </table:table-cell>
          <table:table-cell office:value-type="float" office:value="0.389534995" calcext:value-type="float">
            <text:p>0.389535</text:p>
          </table:table-cell>
          <table:table-cell office:value-type="float" office:value="0.38554279" calcext:value-type="float">
            <text:p>0.385543</text:p>
          </table:table-cell>
          <table:table-cell office:value-type="float" office:value="0.432563735" calcext:value-type="float">
            <text:p>0.432564</text:p>
          </table:table-cell>
          <table:table-cell office:value-type="float" office:value="0.390996735" calcext:value-type="float">
            <text:p>0.390997</text:p>
          </table:table-cell>
          <table:table-cell office:value-type="float" office:value="0.399383025" calcext:value-type="float">
            <text:p>0.399383</text:p>
          </table:table-cell>
          <table:table-cell office:value-type="float" office:value="0.3521032614" calcext:value-type="float">
            <text:p>0.352103</text:p>
          </table:table-cell>
          <table:table-cell office:value-type="float" office:value="0.35089114995" calcext:value-type="float">
            <text:p>0.350891</text:p>
          </table:table-cell>
          <table:table-cell office:value-type="float" office:value="0.35136117225" calcext:value-type="float">
            <text:p>0.351361</text:p>
          </table:table-cell>
          <table:table-cell office:value-type="float" office:value="0.3816873621" calcext:value-type="float">
            <text:p>0.381687</text:p>
          </table:table-cell>
          <table:table-cell office:value-type="float" office:value="0.42823809765" calcext:value-type="float">
            <text:p>0.428238</text:p>
          </table:table-cell>
          <table:table-cell office:value-type="float" office:value="0.3478106511" calcext:value-type="float">
            <text:p>0.347811</text:p>
          </table:table-cell>
          <table:table-cell office:value-type="float" office:value="0.64839576285" calcext:value-type="float">
            <text:p>0.648396</text:p>
          </table:table-cell>
          <table:table-cell office:value-type="float" office:value="0.38708676765" calcext:value-type="float">
            <text:p>0.387087</text:p>
          </table:table-cell>
          <table:table-cell office:value-type="float" office:value="0.39538919475" calcext:value-type="float">
            <text:p>0.395389</text:p>
          </table:table-cell>
          <table:table-cell office:value-type="float" office:value="0.38563964505" calcext:value-type="float">
            <text:p>0.385640</text:p>
          </table:table-cell>
          <table:table-cell table:formula="of:=AVERAGE([.B28:.U28])" office:value-type="float" office:value="0.4048949544875" calcext:value-type="float">
            <text:p>0.404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874657" calcext:value-type="float">
            <text:p>0.368747</text:p>
          </table:table-cell>
          <table:table-cell office:value-type="float" office:value="0.352343365" calcext:value-type="float">
            <text:p>0.352343</text:p>
          </table:table-cell>
          <table:table-cell office:value-type="float" office:value="0.312454805" calcext:value-type="float">
            <text:p>0.312455</text:p>
          </table:table-cell>
          <table:table-cell office:value-type="float" office:value="0.369809385" calcext:value-type="float">
            <text:p>0.369809</text:p>
          </table:table-cell>
          <table:table-cell office:value-type="float" office:value="0.354279875" calcext:value-type="float">
            <text:p>0.354280</text:p>
          </table:table-cell>
          <table:table-cell office:value-type="float" office:value="0.33851889" calcext:value-type="float">
            <text:p>0.338519</text:p>
          </table:table-cell>
          <table:table-cell office:value-type="float" office:value="0.34129068" calcext:value-type="float">
            <text:p>0.341291</text:p>
          </table:table-cell>
          <table:table-cell office:value-type="float" office:value="0.34962969" calcext:value-type="float">
            <text:p>0.349630</text:p>
          </table:table-cell>
          <table:table-cell office:value-type="float" office:value="0.32592468" calcext:value-type="float">
            <text:p>0.325925</text:p>
          </table:table-cell>
          <table:table-cell office:value-type="float" office:value="0.32090315" calcext:value-type="float">
            <text:p>0.320903</text:p>
          </table:table-cell>
          <table:table-cell office:value-type="float" office:value="0.34881993135" calcext:value-type="float">
            <text:p>0.348820</text:p>
          </table:table-cell>
          <table:table-cell office:value-type="float" office:value="0.30933025695" calcext:value-type="float">
            <text:p>0.309330</text:p>
          </table:table-cell>
          <table:table-cell office:value-type="float" office:value="0.3650591043" calcext:value-type="float">
            <text:p>0.365059</text:p>
          </table:table-cell>
          <table:table-cell office:value-type="float" office:value="0.3378777732" calcext:value-type="float">
            <text:p>0.337878</text:p>
          </table:table-cell>
          <table:table-cell office:value-type="float" office:value="0.3461333931" calcext:value-type="float">
            <text:p>0.346133</text:p>
          </table:table-cell>
          <table:table-cell office:value-type="float" office:value="0.36611129115" calcext:value-type="float">
            <text:p>0.366111</text:p>
          </table:table-cell>
          <table:table-cell office:value-type="float" office:value="0.35073707625" calcext:value-type="float">
            <text:p>0.350737</text:p>
          </table:table-cell>
          <table:table-cell office:value-type="float" office:value="0.3226654332" calcext:value-type="float">
            <text:p>0.322665</text:p>
          </table:table-cell>
          <table:table-cell office:value-type="float" office:value="0.3176941185" calcext:value-type="float">
            <text:p>0.317694</text:p>
          </table:table-cell>
          <table:table-cell office:value-type="float" office:value="0.3351337011" calcext:value-type="float">
            <text:p>0.335134</text:p>
          </table:table-cell>
          <table:table-cell table:formula="of:=AVERAGE([.B29:.U29])" office:value-type="float" office:value="0.341673158455" calcext:value-type="float">
            <text:p>0.341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45924" calcext:value-type="float">
            <text:p>0.344592</text:p>
          </table:table-cell>
          <table:table-cell office:value-type="float" office:value="0.326989465" calcext:value-type="float">
            <text:p>0.326989</text:p>
          </table:table-cell>
          <table:table-cell office:value-type="float" office:value="0.324209795" calcext:value-type="float">
            <text:p>0.324210</text:p>
          </table:table-cell>
          <table:table-cell office:value-type="float" office:value="0.341774315" calcext:value-type="float">
            <text:p>0.341774</text:p>
          </table:table-cell>
          <table:table-cell office:value-type="float" office:value="0.418306845" calcext:value-type="float">
            <text:p>0.418307</text:p>
          </table:table-cell>
          <table:table-cell office:value-type="float" office:value="0.32779027" calcext:value-type="float">
            <text:p>0.327790</text:p>
          </table:table-cell>
          <table:table-cell office:value-type="float" office:value="0.32532777" calcext:value-type="float">
            <text:p>0.325328</text:p>
          </table:table-cell>
          <table:table-cell office:value-type="float" office:value="0.371688765" calcext:value-type="float">
            <text:p>0.371689</text:p>
          </table:table-cell>
          <table:table-cell office:value-type="float" office:value="0.32042641" calcext:value-type="float">
            <text:p>0.320426</text:p>
          </table:table-cell>
          <table:table-cell office:value-type="float" office:value="0.3298568" calcext:value-type="float">
            <text:p>0.329857</text:p>
          </table:table-cell>
          <table:table-cell office:value-type="float" office:value="0.32371957035" calcext:value-type="float">
            <text:p>0.323720</text:p>
          </table:table-cell>
          <table:table-cell office:value-type="float" office:value="0.32096769705" calcext:value-type="float">
            <text:p>0.320968</text:p>
          </table:table-cell>
          <table:table-cell office:value-type="float" office:value="0.341146476" calcext:value-type="float">
            <text:p>0.341146</text:p>
          </table:table-cell>
          <table:table-cell office:value-type="float" office:value="0.3220744923" calcext:value-type="float">
            <text:p>0.322074</text:p>
          </table:table-cell>
          <table:table-cell office:value-type="float" office:value="0.36797187735" calcext:value-type="float">
            <text:p>0.367972</text:p>
          </table:table-cell>
          <table:table-cell office:value-type="float" office:value="0.33835657185" calcext:value-type="float">
            <text:p>0.338357</text:p>
          </table:table-cell>
          <table:table-cell office:value-type="float" office:value="0.41412377655" calcext:value-type="float">
            <text:p>0.414124</text:p>
          </table:table-cell>
          <table:table-cell office:value-type="float" office:value="0.3172221459" calcext:value-type="float">
            <text:p>0.317222</text:p>
          </table:table-cell>
          <table:table-cell office:value-type="float" office:value="0.326558232" calcext:value-type="float">
            <text:p>0.326558</text:p>
          </table:table-cell>
          <table:table-cell office:value-type="float" office:value="0.3245123673" calcext:value-type="float">
            <text:p>0.324512</text:p>
          </table:table-cell>
          <table:table-cell table:formula="of:=AVERAGE([.B30:.U30])" office:value-type="float" office:value="0.3413808020825" calcext:value-type="float">
            <text:p>0.34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5895275" calcext:value-type="float">
            <text:p>0.355895</text:p>
          </table:table-cell>
          <table:table-cell office:value-type="float" office:value="0.365404465" calcext:value-type="float">
            <text:p>0.365404</text:p>
          </table:table-cell>
          <table:table-cell office:value-type="float" office:value="0.33469906" calcext:value-type="float">
            <text:p>0.334699</text:p>
          </table:table-cell>
          <table:table-cell office:value-type="float" office:value="0.486392015" calcext:value-type="float">
            <text:p>0.486392</text:p>
          </table:table-cell>
          <table:table-cell office:value-type="float" office:value="0.320386025" calcext:value-type="float">
            <text:p>0.320386</text:p>
          </table:table-cell>
          <table:table-cell office:value-type="float" office:value="0.37147108" calcext:value-type="float">
            <text:p>0.371471</text:p>
          </table:table-cell>
          <table:table-cell office:value-type="float" office:value="0.335651555" calcext:value-type="float">
            <text:p>0.335652</text:p>
          </table:table-cell>
          <table:table-cell office:value-type="float" office:value="0.347396695" calcext:value-type="float">
            <text:p>0.347397</text:p>
          </table:table-cell>
          <table:table-cell office:value-type="float" office:value="0.36250364" calcext:value-type="float">
            <text:p>0.362504</text:p>
          </table:table-cell>
          <table:table-cell office:value-type="float" office:value="0.362128355" calcext:value-type="float">
            <text:p>0.362128</text:p>
          </table:table-cell>
          <table:table-cell office:value-type="float" office:value="0.36175042035" calcext:value-type="float">
            <text:p>0.361750</text:p>
          </table:table-cell>
          <table:table-cell office:value-type="float" office:value="0.3313520694" calcext:value-type="float">
            <text:p>0.331352</text:p>
          </table:table-cell>
          <table:table-cell office:value-type="float" office:value="0.35233632225" calcext:value-type="float">
            <text:p>0.352336</text:p>
          </table:table-cell>
          <table:table-cell office:value-type="float" office:value="0.33229503945" calcext:value-type="float">
            <text:p>0.332295</text:p>
          </table:table-cell>
          <table:table-cell office:value-type="float" office:value="0.34392272805" calcext:value-type="float">
            <text:p>0.343923</text:p>
          </table:table-cell>
          <table:table-cell office:value-type="float" office:value="0.48152809485" calcext:value-type="float">
            <text:p>0.481528</text:p>
          </table:table-cell>
          <table:table-cell office:value-type="float" office:value="0.31718216475" calcext:value-type="float">
            <text:p>0.317182</text:p>
          </table:table-cell>
          <table:table-cell office:value-type="float" office:value="0.3588786036" calcext:value-type="float">
            <text:p>0.358879</text:p>
          </table:table-cell>
          <table:table-cell office:value-type="float" office:value="0.35850707145" calcext:value-type="float">
            <text:p>0.358507</text:p>
          </table:table-cell>
          <table:table-cell office:value-type="float" office:value="0.3677563692" calcext:value-type="float">
            <text:p>0.367756</text:p>
          </table:table-cell>
          <table:table-cell table:formula="of:=AVERAGE([.B31:.U31])" office:value-type="float" office:value="0.3623718524175" calcext:value-type="float">
            <text:p>0.362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511024" calcext:value-type="float">
            <text:p>0.425110</text:p>
          </table:table-cell>
          <table:table-cell office:value-type="float" office:value="0.372476765" calcext:value-type="float">
            <text:p>0.372477</text:p>
          </table:table-cell>
          <table:table-cell office:value-type="float" office:value="0.411705375" calcext:value-type="float">
            <text:p>0.411705</text:p>
          </table:table-cell>
          <table:table-cell office:value-type="float" office:value="0.41934996" calcext:value-type="float">
            <text:p>0.419350</text:p>
          </table:table-cell>
          <table:table-cell office:value-type="float" office:value="0.3475277" calcext:value-type="float">
            <text:p>0.347528</text:p>
          </table:table-cell>
          <table:table-cell office:value-type="float" office:value="0.355264875" calcext:value-type="float">
            <text:p>0.355265</text:p>
          </table:table-cell>
          <table:table-cell office:value-type="float" office:value="0.37225711" calcext:value-type="float">
            <text:p>0.372257</text:p>
          </table:table-cell>
          <table:table-cell office:value-type="float" office:value="0.42936741" calcext:value-type="float">
            <text:p>0.429367</text:p>
          </table:table-cell>
          <table:table-cell office:value-type="float" office:value="0.37927819" calcext:value-type="float">
            <text:p>0.379278</text:p>
          </table:table-cell>
          <table:table-cell office:value-type="float" office:value="0.409173925" calcext:value-type="float">
            <text:p>0.409174</text:p>
          </table:table-cell>
          <table:table-cell office:value-type="float" office:value="0.36875199735" calcext:value-type="float">
            <text:p>0.368752</text:p>
          </table:table-cell>
          <table:table-cell office:value-type="float" office:value="0.40758832125" calcext:value-type="float">
            <text:p>0.407588</text:p>
          </table:table-cell>
          <table:table-cell office:value-type="float" office:value="0.4208591376" calcext:value-type="float">
            <text:p>0.420859</text:p>
          </table:table-cell>
          <table:table-cell office:value-type="float" office:value="0.3685345389" calcext:value-type="float">
            <text:p>0.368535</text:p>
          </table:table-cell>
          <table:table-cell office:value-type="float" office:value="0.4250737359" calcext:value-type="float">
            <text:p>0.425074</text:p>
          </table:table-cell>
          <table:table-cell office:value-type="float" office:value="0.4151564604" calcext:value-type="float">
            <text:p>0.415156</text:p>
          </table:table-cell>
          <table:table-cell office:value-type="float" office:value="0.344052423" calcext:value-type="float">
            <text:p>0.344052</text:p>
          </table:table-cell>
          <table:table-cell office:value-type="float" office:value="0.3754854081" calcext:value-type="float">
            <text:p>0.375485</text:p>
          </table:table-cell>
          <table:table-cell office:value-type="float" office:value="0.40508218575" calcext:value-type="float">
            <text:p>0.405082</text:p>
          </table:table-cell>
          <table:table-cell office:value-type="float" office:value="0.35171222625" calcext:value-type="float">
            <text:p>0.351712</text:p>
          </table:table-cell>
          <table:table-cell table:formula="of:=AVERAGE([.B32:.U32])" office:value-type="float" office:value="0.390190399225" calcext:value-type="float">
            <text:p>0.3901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9087815" calcext:value-type="float">
            <text:p>0.459088</text:p>
          </table:table-cell>
          <table:table-cell office:value-type="float" office:value="0.438554505" calcext:value-type="float">
            <text:p>0.438555</text:p>
          </table:table-cell>
          <table:table-cell office:value-type="float" office:value="0.40384409" calcext:value-type="float">
            <text:p>0.403844</text:p>
          </table:table-cell>
          <table:table-cell office:value-type="float" office:value="0.43125467" calcext:value-type="float">
            <text:p>0.431255</text:p>
          </table:table-cell>
          <table:table-cell office:value-type="float" office:value="0.413917685" calcext:value-type="float">
            <text:p>0.413918</text:p>
          </table:table-cell>
          <table:table-cell office:value-type="float" office:value="0.393151915" calcext:value-type="float">
            <text:p>0.393152</text:p>
          </table:table-cell>
          <table:table-cell office:value-type="float" office:value="0.38699271" calcext:value-type="float">
            <text:p>0.386993</text:p>
          </table:table-cell>
          <table:table-cell office:value-type="float" office:value="0.441367665" calcext:value-type="float">
            <text:p>0.441368</text:p>
          </table:table-cell>
          <table:table-cell office:value-type="float" office:value="0.39221912" calcext:value-type="float">
            <text:p>0.392219</text:p>
          </table:table-cell>
          <table:table-cell office:value-type="float" office:value="0.42805933" calcext:value-type="float">
            <text:p>0.428059</text:p>
          </table:table-cell>
          <table:table-cell office:value-type="float" office:value="0.43416895995" calcext:value-type="float">
            <text:p>0.434169</text:p>
          </table:table-cell>
          <table:table-cell office:value-type="float" office:value="0.3998056491" calcext:value-type="float">
            <text:p>0.399806</text:p>
          </table:table-cell>
          <table:table-cell office:value-type="float" office:value="0.45449693685" calcext:value-type="float">
            <text:p>0.454497</text:p>
          </table:table-cell>
          <table:table-cell office:value-type="float" office:value="0.3831227829" calcext:value-type="float">
            <text:p>0.383123</text:p>
          </table:table-cell>
          <table:table-cell office:value-type="float" office:value="0.43695398835" calcext:value-type="float">
            <text:p>0.436954</text:p>
          </table:table-cell>
          <table:table-cell office:value-type="float" office:value="0.4269421233" calcext:value-type="float">
            <text:p>0.426942</text:p>
          </table:table-cell>
          <table:table-cell office:value-type="float" office:value="0.40977850815" calcext:value-type="float">
            <text:p>0.409779</text:p>
          </table:table-cell>
          <table:table-cell office:value-type="float" office:value="0.3882969288" calcext:value-type="float">
            <text:p>0.388297</text:p>
          </table:table-cell>
          <table:table-cell office:value-type="float" office:value="0.4237787367" calcext:value-type="float">
            <text:p>0.423779</text:p>
          </table:table-cell>
          <table:table-cell office:value-type="float" office:value="0.38922039585" calcext:value-type="float">
            <text:p>0.389220</text:p>
          </table:table-cell>
          <table:table-cell table:formula="of:=AVERAGE([.B33:.U33])" office:value-type="float" office:value="0.4167507257475" calcext:value-type="float">
            <text:p>0.416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4563855" calcext:value-type="float">
            <text:p>0.484564</text:p>
          </table:table-cell>
          <table:table-cell office:value-type="float" office:value="0.480089" calcext:value-type="float">
            <text:p>0.480089</text:p>
          </table:table-cell>
          <table:table-cell office:value-type="float" office:value="0.454355875" calcext:value-type="float">
            <text:p>0.454356</text:p>
          </table:table-cell>
          <table:table-cell office:value-type="float" office:value="0.47846178" calcext:value-type="float">
            <text:p>0.478462</text:p>
          </table:table-cell>
          <table:table-cell office:value-type="float" office:value="0.44196162" calcext:value-type="float">
            <text:p>0.441962</text:p>
          </table:table-cell>
          <table:table-cell office:value-type="float" office:value="0.421464755" calcext:value-type="float">
            <text:p>0.421465</text:p>
          </table:table-cell>
          <table:table-cell office:value-type="float" office:value="0.414969665" calcext:value-type="float">
            <text:p>0.414970</text:p>
          </table:table-cell>
          <table:table-cell office:value-type="float" office:value="0.48167879" calcext:value-type="float">
            <text:p>0.481679</text:p>
          </table:table-cell>
          <table:table-cell office:value-type="float" office:value="0.42312645" calcext:value-type="float">
            <text:p>0.423126</text:p>
          </table:table-cell>
          <table:table-cell office:value-type="float" office:value="0.496464625" calcext:value-type="float">
            <text:p>0.496465</text:p>
          </table:table-cell>
          <table:table-cell office:value-type="float" office:value="0.47528811" calcext:value-type="float">
            <text:p>0.475288</text:p>
          </table:table-cell>
          <table:table-cell office:value-type="float" office:value="0.44981231625" calcext:value-type="float">
            <text:p>0.449812</text:p>
          </table:table-cell>
          <table:table-cell office:value-type="float" office:value="0.47971821645" calcext:value-type="float">
            <text:p>0.479718</text:p>
          </table:table-cell>
          <table:table-cell office:value-type="float" office:value="0.41081996835" calcext:value-type="float">
            <text:p>0.410820</text:p>
          </table:table-cell>
          <table:table-cell office:value-type="float" office:value="0.4768620021" calcext:value-type="float">
            <text:p>0.476862</text:p>
          </table:table-cell>
          <table:table-cell office:value-type="float" office:value="0.4736771622" calcext:value-type="float">
            <text:p>0.473677</text:p>
          </table:table-cell>
          <table:table-cell office:value-type="float" office:value="0.4375420038" calcext:value-type="float">
            <text:p>0.437542</text:p>
          </table:table-cell>
          <table:table-cell office:value-type="float" office:value="0.4188951855" calcext:value-type="float">
            <text:p>0.418895</text:p>
          </table:table-cell>
          <table:table-cell office:value-type="float" office:value="0.49149997875" calcext:value-type="float">
            <text:p>0.491500</text:p>
          </table:table-cell>
          <table:table-cell office:value-type="float" office:value="0.41725010745" calcext:value-type="float">
            <text:p>0.417250</text:p>
          </table:table-cell>
          <table:table-cell table:formula="of:=AVERAGE([.B34:.U34])" office:value-type="float" office:value="0.4554250732925" calcext:value-type="float">
            <text:p>0.4554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649291" calcext:value-type="float">
            <text:p>0.506493</text:p>
          </table:table-cell>
          <table:table-cell office:value-type="float" office:value="0.512240385" calcext:value-type="float">
            <text:p>0.512240</text:p>
          </table:table-cell>
          <table:table-cell office:value-type="float" office:value="0.47057981" calcext:value-type="float">
            <text:p>0.470580</text:p>
          </table:table-cell>
          <table:table-cell office:value-type="float" office:value="0.50346699" calcext:value-type="float">
            <text:p>0.503467</text:p>
          </table:table-cell>
          <table:table-cell office:value-type="float" office:value="0.4549518" calcext:value-type="float">
            <text:p>0.454952</text:p>
          </table:table-cell>
          <table:table-cell office:value-type="float" office:value="0.427540235" calcext:value-type="float">
            <text:p>0.427540</text:p>
          </table:table-cell>
          <table:table-cell office:value-type="float" office:value="0.44413256" calcext:value-type="float">
            <text:p>0.444133</text:p>
          </table:table-cell>
          <table:table-cell office:value-type="float" office:value="0.51773767" calcext:value-type="float">
            <text:p>0.517738</text:p>
          </table:table-cell>
          <table:table-cell office:value-type="float" office:value="0.45224699" calcext:value-type="float">
            <text:p>0.452247</text:p>
          </table:table-cell>
          <table:table-cell office:value-type="float" office:value="0.503791055" calcext:value-type="float">
            <text:p>0.503791</text:p>
          </table:table-cell>
          <table:table-cell office:value-type="float" office:value="0.50711798115" calcext:value-type="float">
            <text:p>0.507118</text:p>
          </table:table-cell>
          <table:table-cell office:value-type="float" office:value="0.4658740119" calcext:value-type="float">
            <text:p>0.465874</text:p>
          </table:table-cell>
          <table:table-cell office:value-type="float" office:value="0.5014279809" calcext:value-type="float">
            <text:p>0.501428</text:p>
          </table:table-cell>
          <table:table-cell office:value-type="float" office:value="0.4396912344" calcext:value-type="float">
            <text:p>0.439691</text:p>
          </table:table-cell>
          <table:table-cell office:value-type="float" office:value="0.5125602933" calcext:value-type="float">
            <text:p>0.512560</text:p>
          </table:table-cell>
          <table:table-cell office:value-type="float" office:value="0.4984323201" calcext:value-type="float">
            <text:p>0.498432</text:p>
          </table:table-cell>
          <table:table-cell office:value-type="float" office:value="0.450402282" calcext:value-type="float">
            <text:p>0.450402</text:p>
          </table:table-cell>
          <table:table-cell office:value-type="float" office:value="0.4477245201" calcext:value-type="float">
            <text:p>0.447725</text:p>
          </table:table-cell>
          <table:table-cell office:value-type="float" office:value="0.49875314445" calcext:value-type="float">
            <text:p>0.498753</text:p>
          </table:table-cell>
          <table:table-cell office:value-type="float" office:value="0.42326483265" calcext:value-type="float">
            <text:p>0.423265</text:p>
          </table:table-cell>
          <table:table-cell table:formula="of:=AVERAGE([.B35:.U35])" office:value-type="float" office:value="0.4769214502975" calcext:value-type="float">
            <text:p>0.476921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21"/>
        </table:table-row>
        <table:table-row table:style-name="ro1">
          <table:table-cell table:style-name="ce2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2:16:32.36307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2:17:17.573881359</dc:date>
    <meta:editing-duration>PT2H15M45S</meta:editing-duration>
    <meta:editing-cycles>12</meta:editing-cycles>
    <meta:generator>LibreOffice/6.0.7.3$Linux_X86_64 LibreOffice_project/00m0$Build-3</meta:generator>
    <meta:document-statistic meta:table-count="1" meta:cell-count="726" meta:object-count="0"/>
  </office:meta>
</office:document-meta>
</file>